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9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797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ice fattura</text:p>
          </table:table-cell>
          <table:table-cell office:value-type="string" calcext:value-type="string">
            <text:p>prodotto.cod</text:p>
          </table:table-cell>
          <table:table-cell office:value-type="string" calcext:value-type="string">
            <text:p>quantità</text:p>
          </table:table-cell>
          <table:table-cell table:style-name="Default" office:value-type="string" calcext:value-type="string">
            <text:p>data</text:p>
          </table:table-cell>
          <table:table-cell office:value-type="string" calcext:value-type="string">
            <text:p>fornitore.nome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date" office:date-value="0205-01-01" calcext:value-type="date">
            <text:p>01/01/05</text:p>
          </table:table-cell>
          <table:table-cell office:value-type="string" calcext:value-type="string">
            <text:p>Arzenton 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0205-01-02" calcext:value-type="date">
            <text:p>02/01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03" calcext:value-type="date">
            <text:p>03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04" calcext:value-type="date">
            <text:p>04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05" calcext:value-type="date">
            <text:p>05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06" calcext:value-type="date">
            <text:p>06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07" calcext:value-type="date">
            <text:p>07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date" office:date-value="0205-01-08" calcext:value-type="date">
            <text:p>08/01/05</text:p>
          </table:table-cell>
          <table:table-cell office:value-type="string" calcext:value-type="string">
            <text:p>Arzenton 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date" office:date-value="0205-01-09" calcext:value-type="date">
            <text:p>09/01/05</text:p>
          </table:table-cell>
          <table:table-cell office:value-type="string" calcext:value-type="string">
            <text:p>Arzenton 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date" office:date-value="0205-01-10" calcext:value-type="date">
            <text:p>10/01/05</text:p>
          </table:table-cell>
          <table:table-cell office:value-type="string" calcext:value-type="string">
            <text:p>Arzenton 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11" calcext:value-type="date">
            <text:p>11/01/05</text:p>
          </table:table-cell>
          <table:table-cell office:value-type="string" calcext:value-type="string">
            <text:p>Arzenton 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date" office:date-value="0205-01-12" calcext:value-type="date">
            <text:p>12/01/05</text:p>
          </table:table-cell>
          <table:table-cell office:value-type="string" calcext:value-type="string">
            <text:p>cortina</text:p>
          </table:table-cell>
          <table:table-cell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date" office:date-value="0205-01-13" calcext:value-type="date">
            <text:p>13/01/05</text:p>
          </table:table-cell>
          <table:table-cell office:value-type="string" calcext:value-type="string">
            <text:p>cortina</text:p>
          </table:table-cell>
          <table:table-cell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date" office:date-value="0205-01-14" calcext:value-type="date">
            <text:p>14/01/05</text:p>
          </table:table-cell>
          <table:table-cell office:value-type="string" calcext:value-type="string">
            <text:p>ballarini</text:p>
          </table:table-cell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0205-01-15" calcext:value-type="date">
            <text:p>15/01/05</text:p>
          </table:table-cell>
          <table:table-cell office:value-type="string" calcext:value-type="string">
            <text:p>valco</text:p>
          </table:table-cell>
          <table:table-cell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date" office:date-value="0205-01-16" calcext:value-type="date">
            <text:p>16/01/05</text:p>
          </table:table-cell>
          <table:table-cell office:value-type="string" calcext:value-type="string">
            <text:p>valco</text:p>
          </table:table-cell>
          <table:table-cell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17" calcext:value-type="date">
            <text:p>17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18" calcext:value-type="date">
            <text:p>18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date" office:date-value="0205-01-19" calcext:value-type="date">
            <text:p>19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20" calcext:value-type="date">
            <text:p>20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21" calcext:value-type="date">
            <text:p>21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date" office:date-value="0205-01-22" calcext:value-type="date">
            <text:p>22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23" calcext:value-type="date">
            <text:p>23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24" calcext:value-type="date">
            <text:p>24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25" calcext:value-type="date">
            <text:p>25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26" calcext:value-type="date">
            <text:p>26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27" calcext:value-type="date">
            <text:p>27/01/0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28" calcext:value-type="date">
            <text:p>28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29" calcext:value-type="date">
            <text:p>29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0205-01-30" calcext:value-type="date">
            <text:p>30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date" office:date-value="0205-01-31" calcext:value-type="date">
            <text:p>31/01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date" office:date-value="0205-02-01" calcext:value-type="date">
            <text:p>01/02/0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0205-02-02" calcext:value-type="date">
            <text:p>02/02/05</text:p>
          </table:table-cell>
          <table:table-cell office:value-type="string" calcext:value-type="string">
            <text:p>La rocca </text:p>
          </table:table-cell>
          <table:table-cell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0205-02-03" calcext:value-type="date">
            <text:p>03/02/05</text:p>
          </table:table-cell>
          <table:table-cell office:value-type="string" calcext:value-type="string">
            <text:p>La rocca </text:p>
          </table:table-cell>
          <table:table-cell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date" office:date-value="0205-02-04" calcext:value-type="date">
            <text:p>04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0205-02-05" calcext:value-type="date">
            <text:p>05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0205-02-06" calcext:value-type="date">
            <text:p>06/02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date" office:date-value="0205-02-07" calcext:value-type="date">
            <text:p>07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date" office:date-value="0205-02-08" calcext:value-type="date">
            <text:p>08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date" office:date-value="0205-02-09" calcext:value-type="date">
            <text:p>09/02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date" office:date-value="0205-02-10" calcext:value-type="date">
            <text:p>10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date" office:date-value="0205-02-11" calcext:value-type="date">
            <text:p>11/02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date" office:date-value="0205-02-12" calcext:value-type="date">
            <text:p>12/02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date" office:date-value="0205-02-13" calcext:value-type="date">
            <text:p>13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0205-02-14" calcext:value-type="date">
            <text:p>14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date" office:date-value="0205-02-15" calcext:value-type="date">
            <text:p>15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date" office:date-value="0205-02-16" calcext:value-type="date">
            <text:p>16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date" office:date-value="0205-02-17" calcext:value-type="date">
            <text:p>17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date" office:date-value="0205-02-18" calcext:value-type="date">
            <text:p>18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0205-02-19" calcext:value-type="date">
            <text:p>19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0205-02-20" calcext:value-type="date">
            <text:p>20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date" office:date-value="0205-02-21" calcext:value-type="date">
            <text:p>21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date" office:date-value="0205-02-22" calcext:value-type="date">
            <text:p>22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date" office:date-value="0205-02-23" calcext:value-type="date">
            <text:p>23/02/05</text:p>
          </table:table-cell>
          <table:table-cell office:value-type="string" calcext:value-type="string">
            <text:p>Mugs &amp; more</text:p>
          </table:table-cell>
          <table:table-cell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date" office:date-value="0205-02-24" calcext:value-type="date">
            <text:p>24/02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date" office:date-value="0205-02-25" calcext:value-type="date">
            <text:p>25/02/05</text:p>
          </table:table-cell>
          <table:table-cell office:value-type="string" calcext:value-type="string">
            <text:p>bohemia</text:p>
          </table:table-cell>
          <table:table-cell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date" office:date-value="0205-02-26" calcext:value-type="date">
            <text:p>26/02/05</text:p>
          </table:table-cell>
          <table:table-cell office:value-type="string" calcext:value-type="string">
            <text:p>sart</text:p>
          </table:table-cell>
          <table:table-cell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date" office:date-value="0205-02-27" calcext:value-type="date">
            <text:p>27/02/05</text:p>
          </table:table-cell>
          <table:table-cell office:value-type="string" calcext:value-type="string">
            <text:p>sart</text:p>
          </table:table-cell>
          <table:table-cell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0205-02-28" calcext:value-type="date">
            <text:p>28/02/05</text:p>
          </table:table-cell>
          <table:table-cell office:value-type="string" calcext:value-type="string">
            <text:p>sart</text:p>
          </table:table-cell>
          <table:table-cell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0205-03-01" calcext:value-type="date">
            <text:p>01/03/05</text:p>
          </table:table-cell>
          <table:table-cell office:value-type="string" calcext:value-type="string">
            <text:p>sart</text:p>
          </table:table-cell>
          <table:table-cell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date" office:date-value="0205-03-02" calcext:value-type="date">
            <text:p>02/03/05</text:p>
          </table:table-cell>
          <table:table-cell office:value-type="string" calcext:value-type="string">
            <text:p>sart</text:p>
          </table:table-cell>
          <table:table-cell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date" office:date-value="0205-03-03" calcext:value-type="date">
            <text:p>03/03/05</text:p>
          </table:table-cell>
          <table:table-cell office:value-type="string" calcext:value-type="string">
            <text:p>candy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07" calcext:value-type="date">
            <text:p>07/04/15</text:p>
          </table:table-cell>
          <table:table-cell office:value-type="string" calcext:value-type="string">
            <text:p>michielotto</text:p>
          </table:table-cell>
          <table:table-cell office:value-type="string" calcext:value-type="string">
            <text:p>//nuove fattur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03" calcext:value-type="date">
            <text:p>03/04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05" calcext:value-type="date">
            <text:p>05/04/15</text:p>
          </table:table-cell>
          <table:table-cell office:value-type="string" calcext:value-type="string">
            <text:p>La rocca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date" office:date-value="2015-06-24" calcext:value-type="date">
            <text:p>24/06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La rocca</text:p>
          </table:table-cell>
          <table:table-cell/>
        </table:table-row>
        <table:table-row table:style-name="ro1" table:number-rows-repeated="5"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 table:number-rows-repeated="15"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date" office:date-value="2015-06-20" calcext:value-type="date">
            <text:p>20/06/15</text:p>
          </table:table-cell>
          <table:table-cell office:value-type="string" calcext:value-type="string">
            <text:p>michielotto</text:p>
          </table:table-cell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date" office:date-value="2015-06-25" calcext:value-type="date">
            <text:p>25/06/15</text:p>
          </table:table-cell>
          <table:table-cell office:value-type="string" calcext:value-type="string">
            <text:p>gallian</text:p>
          </table:table-cell>
          <table:table-cell/>
        </table:table-row>
        <table:table-row table:style-name="ro1">
          <table:table-cell office:value-type="string" calcext:value-type="string">
            <text:p>003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date" office:date-value="2015-06-30" calcext:value-type="date">
            <text:p>30/06/15</text:p>
          </table:table-cell>
          <table:table-cell office:value-type="string" calcext:value-type="string">
            <text:p>La rocca</text:p>
          </table:table-cell>
          <table:table-cell/>
        </table:table-row>
      </table:table>
      <table:named-expressions/>
      <table:database-ranges>
        <table:database-range table:name="__Anonymous_Sheet_DB__0" table:target-range-address="Foglio1.A1:Foglio1.E6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7">00/00/0000</text:date>, <text:time style:data-style-name="N2" text:time-value="14:47:28.01468027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0:25:32.084094649</meta:creation-date>
    <dc:date>2015-06-17T15:33:44.744452594</dc:date>
    <meta:editing-duration>P0D</meta:editing-duration>
    <meta:editing-cycles>4</meta:editing-cycles>
    <meta:generator>LibreOffice/4.2.8.2$Linux_X86_64 LibreOffice_project/420m0$Build-2</meta:generator>
    <meta:document-statistic meta:table-count="1" meta:cell-count="376" meta:object-count="0"/>
  </office:meta>
</office:document-meta>
</file>